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455e" officeooo:paragraph-rsid="0006455e"/>
    </style:style>
    <style:style style:name="P2" style:family="paragraph" style:parent-style-name="Standard">
      <style:text-properties officeooo:rsid="0006dbdc" officeooo:paragraph-rsid="0006dbdc"/>
    </style:style>
    <style:style style:name="P3" style:family="paragraph" style:parent-style-name="Standard">
      <style:text-properties officeooo:rsid="0006e590" officeooo:paragraph-rsid="0006e590"/>
    </style:style>
    <style:style style:name="P4" style:family="paragraph" style:parent-style-name="Standard">
      <style:text-properties officeooo:rsid="00074c48" officeooo:paragraph-rsid="00074c48"/>
    </style:style>
    <style:style style:name="P5" style:family="paragraph" style:parent-style-name="Standard">
      <style:text-properties officeooo:rsid="000820d0" officeooo:paragraph-rsid="000820d0"/>
    </style:style>
    <style:style style:name="P6" style:family="paragraph" style:parent-style-name="Standard">
      <style:text-properties fo:color="#c9211e" loext:opacity="100%" style:text-underline-style="solid" style:text-underline-width="auto" style:text-underline-color="font-color" fo:font-weight="bold" officeooo:rsid="0006455e" officeooo:paragraph-rsid="0006455e" style:font-weight-asian="bold" style:font-weight-complex="bold"/>
    </style:style>
    <style:style style:name="T1" style:family="text">
      <style:text-properties officeooo:rsid="0006dbdc"/>
    </style:style>
    <style:style style:name="T2" style:family="text">
      <style:text-properties officeooo:rsid="0006e590"/>
    </style:style>
    <style:style style:name="T3" style:family="text">
      <style:text-properties officeooo:rsid="00074c48"/>
    </style:style>
    <style:style style:name="T4" style:family="text">
      <style:text-properties officeooo:rsid="000820d0"/>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f55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 acknowledge:</text:p>
      <text:p text:style-name="P1"/>
      <text:p text:style-name="P1"><text:span text:style-name="T7">Util-O-Rama</text:span> is still in its alpha release. <text:s/>It is absolutely <text:span text:style-name="T3">positively </text:span>guaranteed to contain many serious bugs. <text:s/>The mere act of simply downloading it may cause pandemics, climate change and global warning, hurricanes, tornadoes, earthquakes and volcanic eruptions, world war, divorce, itchy gonads, and all sorts of other mayhem. <text:s/>Actually installing and running <text:span text:style-name="T1">it </text:span>will almost certainly cause all of the above.</text:p>
      <text:p text:style-name="P1"/>
      <text:p text:style-name="P2"><text:span text:style-name="T7">Util-O-Rama</text:span> comes with no warranty or guarantees of any kind whatsoever. <text:s/>It is not even guaranteed to do anything like what the documentation (that which exists) says it will. <text:s/><text:span text:style-name="T6">Doctor Wizard</text:span> and <text:span text:style-name="T6">Wizlights software</text:span> will under no circumstances be liable in any way for corrupted sequence files, <text:span text:style-name="T3">late or</text:span> screwed-up light shows, torn out hair, pandemics, climate change, etc.</text:p>
      <text:p text:style-name="P1"/>
      <text:p text:style-name="P1"><text:span text:style-name="T7">Util-O-Rama</text:span> may corrupt my sequences and other files. <text:s/><text:span text:style-name="T1">I use it at my own risk.</text:span> <text:s/>I promise to keep lots and lots of backups! <text:s/><text:span text:style-name="T3">Or if I am unable to deal with the potential repercussions, I just won’t use it.</text:span></text:p>
      <text:p text:style-name="P1"/>
      <text:p text:style-name="P1"><text:span text:style-name="T7">Util-O-Rama</text:span> is for <text:span text:style-name="T6">Light-O-Rama Showtime</text:span> version S4.x. <text:s/>It does not work with version S5 and higher. <text:s/><text:span text:style-name="T6">Util-O-Rama</text:span> also works (sort of) with <text:span text:style-name="T6">xLights</text:span> versions 2022.xx, at least as of the writing of this disclaimer. <text:s/><text:span text:style-name="T1">There is no guarantee it will work with any future releases, or even the current release.</text:span></text:p>
      <text:p text:style-name="P1"/>
      <text:p text:style-name="P1"><text:span text:style-name="T7">Util-O-Rama</text:span> is purely the work of <text:span text:style-name="T6">Doctor Wizard</text:span> and <text:span text:style-name="T6">Wizlights software</text:span>. <text:s/>It is not supported or endorsed in any way, shape, or form by the <text:span text:style-name="T6">Light-O-Rama</text:span> company or the <text:span text:style-name="T6">xLights</text:span> team. <text:s/>I will not contact <text:span text:style-name="T6">Light-O-Rama</text:span> or <text:span text:style-name="T6">xLights</text:span> <text:span text:style-name="T2">for support </text:span>regarding any issues with <text:span text:style-name="T6">Util-O-Rama</text:span>. <text:s/>I understand that <text:span text:style-name="T6">Util-O-Rama</text:span> may corrupt my sequences and other files and if <text:span text:style-name="T6">Light-O-Rama Showtime</text:span> and/or <text:span text:style-name="T6">xLights</text:span> crashes or <text:span text:style-name="T4">display</text:span>s weird errors while using sequences <text:span text:style-name="T2">generated or </text:span>modified by Util-O-Rama, it is almost certainly <text:span text:style-name="T6">Util-O-Rama’s</text:span> fault and I will not bother the <text:span text:style-name="T6">Light-O-Rama</text:span> company or the <text:span text:style-name="T6">xLights</text:span> team.</text:p>
      <text:p text:style-name="P1"/>
      <text:p text:style-name="P2">Not all planned features have been implemented yet. <text:s/>Some buttons, menu choices, and other options may do nothing whatsoever. <text:s/>They may never do anything. <text:s/>What they do do, may <text:span text:style-name="T8">be wrong</text:span> (see above).</text:p>
      <text:p text:style-name="P2"/>
      <text:p text:style-name="P3">I will report bugs, errors, crashes, strange messages, feedback, suggestions, questions, cool sequences, and good dirty jokes to <text:span text:style-name="T6">Doctor Wizard</text:span> by email to <text:a xlink:type="simple" xlink:href="mailto:dev.utilorama@wizlights.com" text:style-name="Internet_20_link" text:visited-style-name="Visited_20_Internet_20_Link">dev.utilorama@wizlights.com</text:a> or on the <text:span text:style-name="T6">GitHub</text:span> issues page at <text:a xlink:type="simple" xlink:href="https://github/doctorwiz/utilorama4/issues" text:style-name="Internet_20_link" text:visited-style-name="Visited_20_Internet_20_Link">https://github/doctorwiz/utilorama4/issues</text:a>. <text:s/>But before doing so, I will try to gather as much information about the problem as I can including the most basic simple way and steps to reproduce it.</text:p>
      <text:p text:style-name="P3"/>
      <text:p text:style-name="P4">I acknowledge that despite all the dire warnings, that <text:span text:style-name="T6">Util-O-Rama</text:span> is written in good faith to perform useful functions and help me create a better holiday light show, faster. <text:s/>But it may not. <text:s/>I promise to be patient with <text:span text:style-name="T6">Doctor Wizard</text:span> and <text:span text:style-name="T6">Wizlights software</text:span> in getting this alpha release to a beta release, and then maybe even a real release.</text:p>
      <text:p text:style-name="P4"/>
      <text:p text:style-name="P4">I promise I will not intentionally use <text:span text:style-name="T6">Util-O-Rama</text:span> to create pandemics, climate change, hurricanes, wars, etc.</text:p>
      <text:p text:style-name="P4"/>
      <text:p text:style-name="P5">By typing my name here:___________________________ I acknowledge and agree to all the above.</text:p>
      <text:p text:style-name="P4"/>
      <text:p text:style-name="P4"/>
      <text:p text:style-name="P4"><text:soft-page-break/></text:p>
      <text:p text:style-name="P4"/>
      <text:p text:style-name="P4"/>
      <text:p text:style-name="P4"/>
      <text:p text:style-name="P4"/>
      <text:p text:style-name="P4"/>
      <text:p text:style-name="P4"/>
      <text:p text:style-name="P4"/>
      <text:p text:style-name="P4">Util-O-Rama is open source under a general public license. <text:s/>The source code is hosted on GitHub at <text:a xlink:type="simple" xlink:href="https://github/doctorwiz/utilorama4" text:style-name="Internet_20_link" text:visited-style-name="Visited_20_Internet_20_Link">https://github/doctorwiz/utilorama4</text:a>. <text:s/>It is written in Visual Studio Community 2022 version 17.2.2 (or higher) with .Net version 6.0 and C# version 10.0 for Windows Forms. <text:s/>It also uses SyncFusion WinForm controls, community license, version 20.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0T22:55:17.978000000</meta:creation-date>
    <dc:date>2022-05-30T23:57:13.157000000</dc:date>
    <meta:editing-duration>PT10M42S</meta:editing-duration>
    <meta:editing-cycles>5</meta:editing-cycles>
    <meta:generator>LibreOffice/7.0.4.2$Windows_X86_64 LibreOffice_project/dcf040e67528d9187c66b2379df5ea4407429775</meta:generator>
    <meta:document-statistic meta:table-count="0" meta:image-count="0" meta:object-count="0" meta:page-count="2" meta:paragraph-count="12" meta:word-count="540" meta:character-count="3404" meta:non-whitespace-character-count="2853"/>
  </office:meta>
</office:document-meta>
</file>